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16pt" officeooo:rsid="0001ab5d" officeooo:paragraph-rsid="0001ab5d" style:font-size-asian="14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Calibri" fo:font-size="12pt" officeooo:rsid="0001ab5d" officeooo:paragraph-rsid="0001ab5d" style:font-size-asian="12pt" style:font-size-complex="12pt"/>
    </style:style>
    <style:style style:name="P3" style:family="paragraph" style:parent-style-name="Standard">
      <style:text-properties officeooo:rsid="00041810" officeooo:paragraph-rsid="00041810"/>
    </style:style>
    <style:style style:name="P4" style:family="paragraph" style:parent-style-name="Standard">
      <style:text-properties fo:color="#000000" style:font-name="Calibri" fo:font-size="12pt" officeooo:rsid="0004df80" officeooo:paragraph-rsid="0004df80" fo:background-color="#ffffff" style:font-size-asian="12pt" style:font-size-complex="12pt"/>
    </style:style>
    <style:style style:name="P5" style:family="paragraph" style:parent-style-name="Standard">
      <style:text-properties fo:color="#000000" style:font-name="Calibri" fo:font-size="12pt" officeooo:rsid="00057eca" officeooo:paragraph-rsid="00057eca" fo:background-color="#ffffff" style:font-size-asian="12pt" style:font-size-complex="12pt"/>
    </style:style>
    <style:style style:name="P6" style:family="paragraph" style:parent-style-name="Standard">
      <style:text-properties fo:color="#000000" style:font-name="Calibri" fo:font-size="12pt" officeooo:rsid="00077ae3" officeooo:paragraph-rsid="00077ae3" fo:background-color="#ffffff" style:font-size-asian="12pt" style:font-size-complex="12pt"/>
    </style:style>
    <style:style style:name="P7" style:family="paragraph" style:parent-style-name="Standard">
      <style:text-properties fo:color="#000000" style:font-name="Calibri" fo:font-size="12pt" officeooo:rsid="0007ee70" officeooo:paragraph-rsid="0007ee70" fo:background-color="#ffffff" style:font-size-asian="12pt" style:font-size-complex="12pt"/>
    </style:style>
    <style:style style:name="P8" style:family="paragraph" style:parent-style-name="Standard">
      <style:text-properties fo:color="#000000" style:font-name="Calibri" fo:font-size="12pt" officeooo:rsid="00094449" officeooo:paragraph-rsid="00094449" fo:background-color="#ffffff" style:font-size-asian="12pt" style:font-size-complex="12pt"/>
    </style:style>
    <style:style style:name="T1" style:family="text">
      <style:text-properties fo:color="#000000" style:font-name="Calibri" fo:font-size="12pt" officeooo:rsid="000334af" fo:background-color="#ffffff" loext:char-shading-value="0" style:font-size-asian="12pt" style:font-size-complex="12pt"/>
    </style:style>
    <style:style style:name="T2" style:family="text">
      <style:text-properties style:font-name="Calibri" fo:font-size="12pt" officeooo:rsid="000334af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 of all Art Citations for our Game</text:p>
      <text:p text:style-name="P2"/>
      <text:p text:style-name="Standard"><text:span text:style-name="T2">rare_princess - </text:span><text:a xlink:type="simple" xlink:href="http://kori-the-cat.deviantart.com/art/pixel-pepe-557944903" text:style-name="Internet_20_link" text:visited-style-name="Visited_20_Internet_20_Link">http://kori-the-cat.deviantart.com/art/pixel-pepe-557944903</text:a></text:p>
      <text:p text:style-name="Standard"><text:span text:style-name="T1">shadow - </text:span><text:a xlink:type="simple" xlink:href="http://megaman.wikia.com/wiki/Shadow_(virus" text:style-name="Internet_20_link" text:visited-style-name="Visited_20_Internet_20_Link">http://megaman.wikia.com/wiki/Shadow_(virus</text:a><text:span text:style-name="T1">)</text:span></text:p>
      <text:p text:style-name="Standard"><text:span text:style-name="T1">mecha_space_wizard - </text:span><text:a xlink:type="simple" xlink:href="https://forum.starmen.net/forum/Community/PKHack/Unearthed/page/5/" text:style-name="Internet_20_link" text:visited-style-name="Visited_20_Internet_20_Link">https://forum.starmen.net/forum/Community/PKHack/Unearthed/page/5/</text:a></text:p>
      <text:p text:style-name="P3">clone_machine - <text:a xlink:type="simple" xlink:href="http://orig09.deviantart.net/b218/f/2015/093/e/5/mega_man_x4__light_capsule_by_darksamus993-d8o8l74.png" text:style-name="Internet_20_link" text:visited-style-name="Visited_20_Internet_20_Link">http://orig09.deviantart.net/b218/f/2015/093/e/5/mega_man_x4__light_capsule_by_darksamus993-d8o8l74.png</text:a></text:p>
      <text:p text:style-name="P3">mermaid_princess - <text:a xlink:type="simple" xlink:href="http://bindingofisaacrebirth.gamepedia.com/Fish_Head" text:style-name="Internet_20_link" text:visited-style-name="Visited_20_Internet_20_Link">http://bindingofisaacrebirth.gamepedia.com/Fish_Head</text:a></text:p>
      <text:p text:style-name="P4">error_princess - <text:a xlink:type="simple" xlink:href="http://static1.wikia.nocookie.net/__cb20131108185402/mcleodgaming/images/d/d8/MissingNo..png" text:style-name="Internet_20_link" text:visited-style-name="Visited_20_Internet_20_Link">http://static1.wikia.nocookie.net/__cb20131108185402/mcleodgaming/images/d/d8/MissingNo..png</text:a></text:p>
      <text:p text:style-name="P4">(Missing No.)</text:p>
      <text:p text:style-name="P5">zombie_princess - <text:a xlink:type="simple" xlink:href="http://25.media.tumblr.com/tumblr_mbc227kzqQ1rfjowdo1_500.gif" text:style-name="Internet_20_link" text:visited-style-name="Visited_20_Internet_20_Link">http://25.media.tumblr.com/tumblr_mbc227kzqQ1rfjowdo1_500.gif</text:a></text:p>
      <text:p text:style-name="P6">shoop_da_whoop princess - <text:a xlink:type="simple" xlink:href="http://bindingofisaacrebirth.gamepedia.com/Shoop_Da_Whoop" text:style-name="Internet_20_link" text:visited-style-name="Visited_20_Internet_20_Link">http://bindingofisaacrebirth.gamepedia.com/Shoop_Da_Whoop</text:a>!</text:p>
      <text:p text:style-name="P7">space_orc – Crypt of necrodancer shopkeeper</text:p>
      <text:p text:style-name="P7">ninja – Crypt of necrodancer ninja</text:p>
      <text:p text:style-name="P7">ninja tornado - <text:a xlink:type="simple" xlink:href="http://piq.codeus.net/static/media/userpics/piq_83777_400x400.png" text:style-name="Internet_20_link" text:visited-style-name="Visited_20_Internet_20_Link">http://piq.codeus.net/static/media/userpics/piq_83777_400x400.png</text:a></text:p>
      <text:p text:style-name="P8">eye blade - <text:a xlink:type="simple" xlink:href="http://starbounder.org/Eye_Sword" text:style-name="Internet_20_link" text:visited-style-name="Visited_20_Internet_20_Link">http://starbounder.org/Eye_Sword</text:a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M16S</meta:editing-duration>
    <meta:editing-cycles>10</meta:editing-cycles>
    <meta:generator>LibreOffice/5.0.4.2$Windows_x86 LibreOffice_project/2b9802c1994aa0b7dc6079e128979269cf95bc78</meta:generator>
    <dc:date>2016-02-29T23:12:07.375000000</dc:date>
    <meta:document-statistic meta:table-count="0" meta:image-count="0" meta:object-count="0" meta:page-count="1" meta:paragraph-count="14" meta:word-count="53" meta:character-count="930" meta:non-whitespace-character-count="889"/>
    <meta:user-defined meta:name="Info 1"/>
    <meta:user-defined meta:name="Info 2"/>
    <meta:user-defined meta:name="Info 3"/>
    <meta:user-defined meta:name="Info 4"/>
  </office:meta>
</office:document-meta>
</file>